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fo:font-size="16pt" fo:font-weight="bold" officeooo:rsid="001818ca" officeooo:paragraph-rsid="001818ca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3b9c6" officeooo:paragraph-rsid="000ecdc1"/>
    </style:style>
    <style:style style:name="P5" style:family="paragraph" style:parent-style-name="Standard">
      <style:text-properties officeooo:rsid="001c0f86" officeooo:paragraph-rsid="001c0f86"/>
    </style:style>
    <style:style style:name="P6" style:family="paragraph" style:parent-style-name="Standard">
      <style:text-properties officeooo:rsid="001c4eaf" officeooo:paragraph-rsid="001c4eaf"/>
    </style:style>
    <style:style style:name="P7" style:family="paragraph" style:parent-style-name="Standard">
      <style:text-properties officeooo:rsid="001d12f2" officeooo:paragraph-rsid="001d12f2"/>
    </style:style>
    <style:style style:name="P8" style:family="paragraph" style:parent-style-name="Standard">
      <style:text-properties officeooo:rsid="001e11c9" officeooo:paragraph-rsid="001e11c9"/>
    </style:style>
    <style:style style:name="P9" style:family="paragraph" style:parent-style-name="Standard">
      <style:text-properties officeooo:rsid="001e11c9" officeooo:paragraph-rsid="001fd506"/>
    </style:style>
    <style:style style:name="P10" style:family="paragraph" style:parent-style-name="Standard">
      <style:text-properties officeooo:rsid="001e11c9" officeooo:paragraph-rsid="0026fcb3"/>
    </style:style>
    <style:style style:name="P11" style:family="paragraph" style:parent-style-name="Standard">
      <style:text-properties officeooo:rsid="00289767" officeooo:paragraph-rsid="00289767"/>
    </style:style>
    <style:style style:name="P12" style:family="paragraph" style:parent-style-name="Preformatted_20_Text">
      <style:text-properties officeooo:paragraph-rsid="00161d22"/>
    </style:style>
    <style:style style:name="P13" style:family="paragraph" style:parent-style-name="Preformatted_20_Text">
      <style:text-properties officeooo:rsid="00161d22" officeooo:paragraph-rsid="00161d22"/>
    </style:style>
    <style:style style:name="P14" style:family="paragraph" style:parent-style-name="Preformatted_20_Text">
      <style:text-properties officeooo:paragraph-rsid="00168796"/>
    </style:style>
    <style:style style:name="P15" style:family="paragraph" style:parent-style-name="Preformatted_20_Text">
      <style:text-properties officeooo:paragraph-rsid="0024a035"/>
    </style:style>
    <style:style style:name="P16" style:family="paragraph" style:parent-style-name="Preformatted_20_Text">
      <style:text-properties officeooo:paragraph-rsid="002562bc"/>
    </style:style>
    <style:style style:name="P17" style:family="paragraph" style:parent-style-name="Preformatted_20_Text">
      <style:text-properties officeooo:paragraph-rsid="0026fcb3"/>
    </style:style>
    <style:style style:name="P18" style:family="paragraph" style:parent-style-name="Standard">
      <style:paragraph-properties fo:break-before="page"/>
      <style:text-properties officeooo:rsid="001e11c9" officeooo:paragraph-rsid="001e11c9"/>
    </style:style>
    <style:style style:name="P19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20" style:family="paragraph" style:parent-style-name="Heading_20_5">
      <style:text-properties officeooo:rsid="000ecdc1"/>
    </style:style>
    <style:style style:name="P21" style:family="paragraph" style:parent-style-name="Heading_20_5">
      <style:text-properties officeooo:rsid="0011b245"/>
    </style:style>
    <style:style style:name="P22" style:family="paragraph" style:parent-style-name="Heading_20_5">
      <style:text-properties officeooo:paragraph-rsid="001fd506"/>
    </style:style>
    <style:style style:name="T1" style:family="text">
      <style:text-properties officeooo:rsid="0022be26"/>
    </style:style>
    <style:style style:name="T2" style:family="text">
      <style:text-properties officeooo:rsid="00161d22"/>
    </style:style>
    <style:style style:name="T3" style:family="text">
      <style:text-properties officeooo:rsid="00168796"/>
    </style:style>
    <style:style style:name="T4" style:family="text">
      <style:text-properties officeooo:rsid="001e11c9"/>
    </style:style>
    <style:style style:name="T5" style:family="text">
      <style:text-properties officeooo:rsid="001fd506"/>
    </style:style>
    <style:style style:name="T6" style:family="text">
      <style:text-properties officeooo:rsid="0023dde7"/>
    </style:style>
    <style:style style:name="T7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M</text:p>
      <text:p text:style-name="P2"/>
      <text:h text:style-name="P20" text:outline-level="5"><text:bookmark-start text:name="__RefHeading__263_719763948"/>How do you check the network configuration?<text:bookmark-end text:name="__RefHeading__263_719763948"/></text:h>
      <text:p text:style-name="P2"/>
      <text:p text:style-name="P12">$ <text:span text:style-name="T2">ifconfig -a</text:span></text:p>
      <text:p text:style-name="P13">$ ifconfig -a | grep eth</text:p>
      <text:p text:style-name="P2"/>
      <text:h text:style-name="P21" text:outline-level="5"><text:bookmark-start text:name="__RefHeading__265_719763948"/>How do you <text:span text:style-name="T3">check the kernel parameters</text:span>?<text:bookmark-end text:name="__RefHeading__265_719763948"/></text:h>
      <text:p text:style-name="P2"/>
      <text:p text:style-name="P14">$ <text:span text:style-name="T3">cat /etc/sysctl.conf</text:span></text:p>
      <text:p text:style-name="P4"/>
      <text:h text:style-name="Heading_20_5" text:outline-level="5"><text:bookmark-start text:name="__RefHeading__267_719763948"/>How do you add/drop a disk?<text:bookmark-end text:name="__RefHeading__267_719763948"/></text:h>
      <text:p text:style-name="P5"/>
      <text:p text:style-name="Preformatted_20_Text"><text:span text:style-name="T7">ALTER DISKGROUP</text:span> &lt;dg_name&gt; <text:span text:style-name="T7">DROP DISK</text:span> &lt;disk_name&gt;; </text:p>
      <text:p text:style-name="Preformatted_20_Text">ALTER DISKGROUP DATA_GRP1 ADD DISK 'ORCL:DB_RECOVER24';</text:p>
      <text:p text:style-name="P5"/>
      <text:h text:style-name="Heading_20_5" text:outline-level="5"><text:bookmark-start text:name="__RefHeading__269_719763948"/>How do you check the progress of an <text:span text:style-name="T6">r</text:span>ebalance operation?<text:bookmark-end text:name="__RefHeading__269_719763948"/></text:h>
      <text:p text:style-name="P5"/>
      <text:p text:style-name="P15">Select * from <text:span text:style-name="T7">v$asm_operation</text:span>;</text:p>
      <text:p text:style-name="P15">select OPERATION, EST_MINUTES, STATE from v$asm_operation;</text:p>
      <text:p text:style-name="P5"/>
      <text:h text:style-name="Heading_20_5" text:outline-level="5"><text:bookmark-start text:name="__RefHeading__271_719763948"/>How do you start/stop an ASM instance?<text:bookmark-end text:name="__RefHeading__271_719763948"/></text:h>
      <text:p text:style-name="P5"/>
      <text:p text:style-name="Preformatted_20_Text"><text:span text:style-name="T7">srvctl stop asm </text:span>-n &lt;node_name&gt; [-i &lt;asm_instance_name&gt;] [-o &lt;stop_options] </text:p>
      <text:p text:style-name="Preformatted_20_Text">srvctl start asm -n `hostname` </text:p>
      <text:p text:style-name="P5"/>
      <text:h text:style-name="Heading_20_5" text:outline-level="5"><text:bookmark-start text:name="__RefHeading__273_719763948"/>How do you check the available space in an ASM diskgroup?<text:bookmark-end text:name="__RefHeading__273_719763948"/></text:h>
      <text:p text:style-name="P6"/>
      <text:p text:style-name="P16">Select * from <text:span text:style-name="T7">v$asm_diskgroup</text:span>;</text:p>
      <text:p text:style-name="P16">select NAME, STATE, TOTAL_MB, FREE_MB, USABLE_FILE_MB from v$asm_diskgroup;</text:p>
      <text:p text:style-name="P6"/>
      <text:h text:style-name="Heading_20_5" text:outline-level="5"><text:bookmark-start text:name="__RefHeading__275_719763948"/>What <text:span text:style-name="T4">OS</text:span> tool do you use to manage ASM?<text:bookmark-end text:name="__RefHeading__275_719763948"/></text:h>
      <text:p text:style-name="P7"/>
      <text:p text:style-name="Preformatted_20_Text">ASM command line tool “asmcmd”.</text:p>
      <text:p text:style-name="Preformatted_20_Text"/>
      <text:p text:style-name="Preformatted_20_Text">$ <text:span text:style-name="T7">asmcmd</text:span></text:p>
      <text:p text:style-name="Preformatted_20_Text"/>
      <text:p text:style-name="Preformatted_20_Text">ASMCMD&gt; lsdg</text:p>
      <text:p text:style-name="Preformatted_20_Text">ASMCMD&gt; ls -ltr</text:p>
      <text:p text:style-name="Preformatted_20_Text">ASMCMD&gt; cd &lt;directory&gt;</text:p>
      <text:p text:style-name="Preformatted_20_Text">ASMCMD&gt; pwd</text:p>
      <text:p text:style-name="P7"/>
      <text:h text:style-name="Heading_20_5" text:outline-level="5"><text:bookmark-start text:name="__RefHeading__277_719763948"/>Name important ASM views.<text:bookmark-end text:name="__RefHeading__277_719763948"/></text:h>
      <text:p text:style-name="P8"/>
      <text:p text:style-name="Preformatted_20_Text">v$asm_disk </text:p>
      <text:p text:style-name="Preformatted_20_Text"><text:soft-page-break/>v$asm_diskgroup </text:p>
      <text:p text:style-name="Preformatted_20_Text">v$asm_operation</text:p>
      <text:p text:style-name="P8"/>
      <text:h text:style-name="Heading_20_5" text:outline-level="5"><text:bookmark-start text:name="__RefHeading__279_719763948"/>What parameters do you set for ASM?<text:bookmark-end text:name="__RefHeading__279_719763948"/></text:h>
      <text:p text:style-name="P8"/>
      <text:p text:style-name="Preformatted_20_Text">asm_diskstring </text:p>
      <text:p text:style-name="Preformatted_20_Text">asm_diskgroup</text:p>
      <text:p text:style-name="P8"/>
      <text:h text:style-name="Heading_20_5" text:outline-level="5"><text:bookmark-start text:name="__RefHeading__281_719763948"/>What do you do if the “ASM archive log area is full”?<text:bookmark-end text:name="__RefHeading__281_719763948"/></text:h>
      <text:p text:style-name="P8"/>
      <text:p text:style-name="P10"><text:span text:style-name="T7">Increase the usable space</text:span> or <text:span text:style-name="T7">run a RMAN backup</text:span> to free space. </text:p>
      <text:p text:style-name="P17"/>
      <text:p text:style-name="P17">alter system set <text:span text:style-name="T7">db_recovery_file_dest_size</text:span>=10g scope=both; </text:p>
      <text:p text:style-name="P10"><text:tab/>OR </text:p>
      <text:p text:style-name="P10">RMAN backup</text:p>
      <text:p text:style-name="P10"/>
      <text:p text:style-name="P10"/>
      <text:p text:style-name="P8">Check for space in ASM disk groups: </text:p>
      <text:p text:style-name="Preformatted_20_Text">select NAME, STATE, TOTAL_MB, FREE_MB, USABLE_FILE_MB from v$asm_diskgroup; </text:p>
      <text:p text:style-name="P8"/>
      <text:p text:style-name="P8">Check the parameters </text:p>
      <text:p text:style-name="Preformatted_20_Text">show parameter archive </text:p>
      <text:p text:style-name="Preformatted_20_Text">show parameter recovery </text:p>
      <text:p text:style-name="P8"/>
      <text:p text:style-name="P8">==&gt; The recovery area is used if the log_archive_dest* parameters are unset. </text:p>
      <text:p text:style-name="P8"/>
      <text:p text:style-name="P8">Check if there is space left in the recovery file dest: </text:p>
      <text:p text:style-name="Preformatted_20_Text">select * from v$recovery_file_dest; </text:p>
      <text:p text:style-name="P8"/>
      <text:h text:style-name="P22" text:outline-level="5"><text:bookmark-start text:name="__RefHeading__251_1113251546"/><text:span text:style-name="T5">What are the advantages of ASM</text:span>?<text:bookmark-end text:name="__RefHeading__251_1113251546"/></text:h>
      <text:p text:style-name="P9"/>
      <text:p text:style-name="Standard">- <text:span text:style-name="T7">Spreads I/O evenly across all disks</text:span> by moving extents. </text:p>
      <text:p text:style-name="Standard">- <text:span text:style-name="T7">Automatically rebalances</text:span> extents when disks are added. </text:p>
      <text:p text:style-name="Standard">- Disks can be added without interrupting the database. </text:p>
      <text:p text:style-name="Standard">- ASM can be used to mirror data files.</text:p>
      <text:p text:style-name="P11">- Disk space can be checked from sqlplus without having to log on to the server.</text:p>
      <text:p text:style-name="Standard"/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263_719763948" text:style-name="Index_20_Link" text:visited-style-name="Index_20_Link">1.How do you check the network configuration?<text:tab/>1</text:a></text:p>
          <text:p text:style-name="P19"><text:a xlink:type="simple" xlink:href="#__RefHeading__265_719763948" text:style-name="Index_20_Link" text:visited-style-name="Index_20_Link">2.How do you check the kernel parameters?<text:tab/>1</text:a></text:p>
          <text:p text:style-name="P19"><text:a xlink:type="simple" xlink:href="#__RefHeading__267_719763948" text:style-name="Index_20_Link" text:visited-style-name="Index_20_Link">3.How do you add/drop a disk?<text:tab/>1</text:a></text:p>
          <text:p text:style-name="P19"><text:a xlink:type="simple" xlink:href="#__RefHeading__269_719763948" text:style-name="Index_20_Link" text:visited-style-name="Index_20_Link">4.How do you check the progress of an erbalance operation?<text:tab/>1</text:a></text:p>
          <text:p text:style-name="P19"><text:a xlink:type="simple" xlink:href="#__RefHeading__271_719763948" text:style-name="Index_20_Link" text:visited-style-name="Index_20_Link">5.How do you start/stop an ASM instance?<text:tab/>1</text:a></text:p>
          <text:p text:style-name="P19"><text:a xlink:type="simple" xlink:href="#__RefHeading__273_719763948" text:style-name="Index_20_Link" text:visited-style-name="Index_20_Link">6.How do you check the available space in an ASM diskgroup?<text:tab/>1</text:a></text:p>
          <text:p text:style-name="P19"><text:a xlink:type="simple" xlink:href="#__RefHeading__275_719763948" text:style-name="Index_20_Link" text:visited-style-name="Index_20_Link">7.What OS tool do you use to manage ASM?<text:tab/>1</text:a></text:p>
          <text:p text:style-name="P19"><text:a xlink:type="simple" xlink:href="#__RefHeading__277_719763948" text:style-name="Index_20_Link" text:visited-style-name="Index_20_Link">8.Name important ASM views.<text:tab/>1</text:a></text:p>
          <text:p text:style-name="P19"><text:a xlink:type="simple" xlink:href="#__RefHeading__279_719763948" text:style-name="Index_20_Link" text:visited-style-name="Index_20_Link">9.What parameters do you set for ASM?<text:tab/>2</text:a></text:p>
          <text:p text:style-name="P19"><text:a xlink:type="simple" xlink:href="#__RefHeading__281_719763948" text:style-name="Index_20_Link" text:visited-style-name="Index_20_Link">10.What do you do if the “ASM archive log area is full”?<text:tab/>2</text:a></text:p>
          <text:p text:style-name="P19"><text:a xlink:type="simple" xlink:href="#__RefHeading__251_1113251546" text:style-name="Index_20_Link" text:visited-style-name="Index_20_Link">11.What are the advantages of ASM?<text:tab/>2</text:a>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2be26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ASM ---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8-03-20T14:26:43.271250846</dc:date>
    <meta:editing-duration>PT55M28S</meta:editing-duration>
    <meta:editing-cycles>30</meta:editing-cycles>
    <meta:generator>LibreOffice/5.3.1.2$Linux_X86_64 LibreOffice_project/30m0$Build-2</meta:generator>
    <meta:document-statistic meta:table-count="0" meta:image-count="0" meta:object-count="0" meta:page-count="3" meta:paragraph-count="64" meta:word-count="407" meta:character-count="2394" meta:non-whitespace-character-count="2040"/>
  </office:meta>
</office:document-meta>
</file>